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279cm" fo:padding-top="0cm" fo:padding-bottom="0cm" fo:padding-left="0cm" fo:padding-right="0.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0.279cm" fo:padding-top="0cm" fo:padding-bottom="0cm" fo:padding-left="0cm" fo:padding-right="0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vertical-align="middle" draw:auto-grow-height="false" fo:min-height="0.279cm" fo:padding-top="0cm" fo:padding-bottom="0cm" fo:padding-left="0cm" fo:padding-right="0.2cm"/>
    </style:style>
    <style:style style:name="gr8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text-shadow="none" fo:font-weight="bold" style:font-weight-asian="bold" style:font-weight-complex="bold"/>
    </style:style>
    <style:style style:name="T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25cm" svg:x="5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1" draw:layer="layout" svg:width="3cm" svg:height="0.5cm" svg:x="5.5cm" svg:y="3.75cm">
          <draw:text-box>
            <text:p text:style-name="P2">next</text:p>
          </draw:text-box>
        </draw:frame>
        <draw:frame draw:style-name="gr2" draw:text-style-name="P2" draw:id="id5" draw:layer="layout" svg:width="3cm" svg:height="0.5cm" svg:x="5.5cm" svg:y="4.25cm">
          <draw:text-box>
            <text:p text:style-name="P2">nextClass</text:p>
          </draw:text-box>
        </draw:frame>
        <draw:frame draw:style-name="gr3" draw:text-style-name="P3" draw:id="id16" draw:layer="layout" svg:width="3cm" svg:height="0.75cm" svg:x="5.5cm" svg:y="3cm">
          <draw:text-box>
            <text:p text:style-name="P1"><text:span text:style-name="T1">ClassA</text:span></text:p>
          </draw:text-box>
        </draw:frame>
        <draw:custom-shape draw:style-name="gr1" draw:text-style-name="P1" draw:id="id18" draw:layer="layout" svg:width="3cm" svg:height="2.25cm" svg:x="1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2" draw:layer="layout" svg:width="3cm" svg:height="0.5cm" svg:x="10.5cm" svg:y="3.75cm">
          <draw:text-box>
            <text:p text:style-name="P2">next</text:p>
          </draw:text-box>
        </draw:frame>
        <draw:frame draw:style-name="gr2" draw:text-style-name="P2" draw:id="id6" draw:layer="layout" svg:width="3cm" svg:height="0.5cm" svg:x="1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10.5cm" svg:y="3cm">
          <draw:text-box>
            <text:p text:style-name="P1"><text:span text:style-name="T1">ClassB1</text:span></text:p>
          </draw:text-box>
        </draw:frame>
        <draw:custom-shape draw:style-name="gr1" draw:text-style-name="P1" draw:layer="layout" svg:width="3cm" svg:height="2.25cm" svg:x="15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3" draw:layer="layout" svg:width="3cm" svg:height="0.5cm" svg:x="15.5cm" svg:y="3.75cm">
          <draw:text-box>
            <text:p text:style-name="P2">next</text:p>
          </draw:text-box>
        </draw:frame>
        <draw:frame draw:style-name="gr2" draw:text-style-name="P2" draw:layer="layout" svg:width="3cm" svg:height="0.5cm" svg:x="15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15.5cm" svg:y="3cm">
          <draw:text-box>
            <text:p text:style-name="P1"><text:span text:style-name="T1">Interface1</text:span></text:p>
          </draw:text-box>
        </draw:frame>
        <draw:custom-shape draw:style-name="gr1" draw:text-style-name="P1" draw:layer="layout" svg:width="3cm" svg:height="2.25cm" svg:x="2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4" draw:layer="layout" svg:width="3cm" svg:height="0.5cm" svg:x="20.5cm" svg:y="3.75cm">
          <draw:text-box>
            <text:p text:style-name="P2">next</text:p>
          </draw:text-box>
        </draw:frame>
        <draw:frame draw:style-name="gr2" draw:text-style-name="P2" draw:id="id23" draw:layer="layout" svg:width="3cm" svg:height="0.5cm" svg:x="2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20.5cm" svg:y="3cm">
          <draw:text-box>
            <text:p text:style-name="P1"><text:span text:style-name="T1">ClassB2</text:span></text:p>
          </draw:text-box>
        </draw:frame>
        <draw:connector draw:style-name="gr4" draw:text-style-name="P1" draw:layer="layout" svg:x1="8.5cm" svg:y1="4cm" svg:x2="10.5cm" svg:y2="4cm" draw:start-shape="id1" draw:start-glue-point="1" draw:end-shape="id2" draw:end-glue-point="3" svg:d="m8500 4000h2000">
          <text:p/>
        </draw:connector>
        <draw:connector draw:style-name="gr4" draw:text-style-name="P1" draw:layer="layout" svg:x1="13.5cm" svg:y1="4cm" svg:x2="15.5cm" svg:y2="4cm" draw:start-shape="id2" draw:start-glue-point="1" draw:end-shape="id3" draw:end-glue-point="3" svg:d="m13500 4000h2000">
          <text:p/>
        </draw:connector>
        <draw:connector draw:style-name="gr4" draw:text-style-name="P1" draw:layer="layout" svg:x1="18.5cm" svg:y1="4cm" svg:x2="20.5cm" svg:y2="4cm" draw:start-shape="id3" draw:start-glue-point="1" draw:end-shape="id4" draw:end-glue-point="3" svg:d="m18500 4000h2000">
          <text:p/>
        </draw:connector>
        <draw:connector draw:style-name="gr4" draw:text-style-name="P1" draw:layer="layout" svg:x1="8.5cm" svg:y1="4.5cm" svg:x2="10.5cm" svg:y2="4.5cm" draw:start-shape="id5" draw:start-glue-point="1" draw:end-shape="id6" draw:end-glue-point="3" svg:d="m8500 4500h2000">
          <text:p/>
        </draw:connector>
        <draw:connector draw:style-name="gr4" draw:text-style-name="P1" draw:layer="layout" draw:line-skew="9.75cm" svg:x1="14.5cm" svg:y1="6cm" svg:x2="35.5cm" svg:y2="4.5cm" draw:start-shape="id7" draw:start-glue-point="2" draw:end-shape="id8" draw:end-glue-point="3" svg:d="m14500 6000h20250v-1500h750">
          <text:p/>
        </draw:connector>
        <draw:line draw:style-name="gr5" draw:text-style-name="P1" draw:layer="layout" svg:x1="13.5cm" svg:y1="4.5cm" svg:x2="14.5cm" svg:y2="4.5cm">
          <text:p/>
        </draw:line>
        <draw:line draw:style-name="gr5" draw:text-style-name="P1" draw:id="id7" draw:layer="layout" svg:x1="14.5cm" svg:y1="4.5cm" svg:x2="14.5cm" svg:y2="6cm">
          <text:p/>
        </draw:line>
        <draw:custom-shape draw:style-name="gr1" draw:text-style-name="P1" draw:layer="layout" svg:width="3cm" svg:height="2.25cm" svg:x="25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cm" svg:height="0.75cm" svg:x="25.5cm" svg:y="3cm">
          <draw:text-box>
            <text:p text:style-name="P1"><text:span text:style-name="T1">[[B</text:span></text:p>
          </draw:text-box>
        </draw:frame>
        <draw:connector draw:style-name="gr4" draw:text-style-name="P1" draw:layer="layout" svg:x1="23.5cm" svg:y1="4cm" svg:x2="25.5cm" svg:y2="4cm" draw:start-shape="id4" draw:start-glue-point="1" svg:d="m23500 4000h2000">
          <text:p/>
        </draw:connector>
        <draw:custom-shape draw:style-name="gr1" draw:text-style-name="P1" draw:id="id20" draw:layer="layout" svg:width="3cm" svg:height="2.25cm" svg:x="3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9" draw:layer="layout" svg:width="3cm" svg:height="0.5cm" svg:x="30.5cm" svg:y="3.75cm">
          <draw:text-box>
            <text:p text:style-name="P2">next</text:p>
          </draw:text-box>
        </draw:frame>
        <draw:frame draw:style-name="gr2" draw:text-style-name="P2" draw:layer="layout" svg:width="3cm" svg:height="0.5cm" svg:x="3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30.5cm" svg:y="3cm">
          <draw:text-box>
            <text:p text:style-name="P1"><text:span text:style-name="T1">ClassD</text:span></text:p>
          </draw:text-box>
        </draw:frame>
        <draw:custom-shape draw:style-name="gr1" draw:text-style-name="P1" draw:layer="layout" svg:width="3cm" svg:height="2.25cm" svg:x="35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10" draw:layer="layout" svg:width="3cm" svg:height="0.5cm" svg:x="35.5cm" svg:y="3.75cm">
          <draw:text-box>
            <text:p text:style-name="P2">next</text:p>
          </draw:text-box>
        </draw:frame>
        <draw:frame draw:style-name="gr2" draw:text-style-name="P2" draw:id="id8" draw:layer="layout" svg:width="3cm" svg:height="0.5cm" svg:x="35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35.5cm" svg:y="3cm">
          <draw:text-box>
            <text:p text:style-name="P1"><text:span text:style-name="T1">Interface1</text:span></text:p>
          </draw:text-box>
        </draw:frame>
        <draw:custom-shape draw:style-name="gr1" draw:text-style-name="P1" draw:layer="layout" svg:width="3cm" svg:height="2.25cm" svg:x="4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11" draw:layer="layout" svg:width="3cm" svg:height="0.5cm" svg:x="40.5cm" svg:y="3.75cm">
          <draw:text-box>
            <text:p text:style-name="P2">next</text:p>
          </draw:text-box>
        </draw:frame>
        <draw:frame draw:style-name="gr2" draw:text-style-name="P2" draw:id="id12" draw:layer="layout" svg:width="3cm" svg:height="0.5cm" svg:x="4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40.5cm" svg:y="3cm">
          <draw:text-box>
            <text:p text:style-name="P1"><text:span text:style-name="T1">ClassE</text:span></text:p>
          </draw:text-box>
        </draw:frame>
        <draw:connector draw:style-name="gr4" draw:text-style-name="P1" draw:layer="layout" svg:x1="33.5cm" svg:y1="4cm" svg:x2="35.5cm" svg:y2="4cm" draw:start-shape="id9" draw:start-glue-point="1" draw:end-shape="id10" draw:end-glue-point="3" svg:d="m33500 4000h2000">
          <text:p/>
        </draw:connector>
        <draw:connector draw:style-name="gr4" draw:text-style-name="P1" draw:layer="layout" svg:x1="38.5cm" svg:y1="4cm" svg:x2="40.5cm" svg:y2="4cm" draw:start-shape="id10" draw:start-glue-point="1" draw:end-shape="id11" draw:end-glue-point="3" svg:d="m38500 4000h2000">
          <text:p/>
        </draw:connector>
        <draw:connector draw:style-name="gr4" draw:text-style-name="P1" draw:layer="layout" svg:x1="38.5cm" svg:y1="4.5cm" svg:x2="40.5cm" svg:y2="4.5cm" draw:start-shape="id8" draw:start-glue-point="1" draw:end-shape="id12" draw:end-glue-point="3" svg:d="m38500 4500h2000">
          <text:p/>
        </draw:connector>
        <draw:custom-shape draw:style-name="gr1" draw:text-style-name="P1" draw:layer="layout" svg:width="3cm" svg:height="2.25cm" svg:x="45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cm" svg:height="0.75cm" svg:x="45.5cm" svg:y="3cm">
          <draw:text-box>
            <text:p text:style-name="P1"><text:span text:style-name="T1">[B</text:span></text:p>
          </draw:text-box>
        </draw:frame>
        <draw:connector draw:style-name="gr4" draw:text-style-name="P1" draw:layer="layout" svg:x1="43.5cm" svg:y1="4cm" svg:x2="45.5cm" svg:y2="4cm" draw:start-shape="id11" draw:start-glue-point="1" svg:d="m43500 4000h2000">
          <text:p/>
        </draw:connector>
        <draw:connector draw:style-name="gr6" draw:text-style-name="P1" draw:layer="layout" svg:x1="28.5cm" svg:y1="3.6cm" svg:x2="30.5cm" svg:y2="4cm" draw:start-shape="id13" draw:start-glue-point="1" draw:end-shape="id9" draw:end-glue-point="3" svg:d="m28500 3600h1000v400h1000">
          <text:p/>
        </draw:connector>
        <draw:line draw:style-name="gr5" draw:text-style-name="P1" draw:layer="layout" svg:x1="23.5cm" svg:y1="4.5cm" svg:x2="24.5cm" svg:y2="4.5cm">
          <text:p/>
        </draw:line>
        <draw:line draw:style-name="gr5" draw:text-style-name="P1" draw:layer="layout" svg:x1="28.5cm" svg:y1="4cm" svg:x2="29.25cm" svg:y2="4cm">
          <text:p/>
        </draw:line>
        <draw:line draw:style-name="gr5" draw:text-style-name="P1" draw:id="id14" draw:layer="layout" svg:x1="29.25cm" svg:y1="4cm" svg:x2="29.25cm" svg:y2="7cm">
          <text:p/>
        </draw:line>
        <draw:connector draw:style-name="gr4" draw:text-style-name="P1" draw:layer="layout" draw:line-skew="6.374cm" svg:x1="29.25cm" svg:y1="7cm" svg:x2="45.5cm" svg:y2="4.5cm" draw:start-shape="id14" draw:start-glue-point="2" svg:d="m29250 7000h14750v-2500h1500">
          <text:p/>
        </draw:connector>
        <draw:frame draw:style-name="gr7" draw:text-style-name="P1" draw:id="id15" draw:layer="layout" svg:width="4cm" svg:height="0.574cm" svg:x="0.776cm" svg:y="1.426cm">
          <draw:text-box>
            <text:p text:style-name="P1">RefType.refTypeList</text:p>
          </draw:text-box>
        </draw:frame>
        <draw:frame draw:style-name="gr2" draw:text-style-name="P2" draw:id="id21" draw:layer="layout" svg:width="3.25cm" svg:height="0.75cm" svg:x="0.75cm" svg:y="3.5cm">
          <draw:text-box>
            <text:p text:style-name="P2">Class.initClasses</text:p>
          </draw:text-box>
        </draw:frame>
        <draw:connector draw:style-name="gr8" draw:text-style-name="P1" draw:layer="layout" draw:type="line" svg:x1="2.776cm" svg:y1="2cm" svg:x2="5.5cm" svg:y2="3.375cm" draw:start-shape="id15" draw:start-glue-point="2" draw:end-shape="id16" draw:end-glue-point="3" svg:d="m2776 2000 2724 1375">
          <text:p/>
        </draw:connector>
        <draw:rect draw:style-name="gr9" draw:text-style-name="P1" draw:id="id17" draw:layer="layout" svg:width="2.5cm" svg:height="0.5cm" svg:x="4.3cm" svg:y="9cm">
          <text:p/>
        </draw:rect>
        <draw:rect draw:style-name="gr9" draw:text-style-name="P1" draw:id="id19" draw:layer="layout" svg:width="2.5cm" svg:height="0.5cm" svg:x="4.3cm" svg:y="9.5cm">
          <text:p/>
        </draw:rect>
        <draw:frame draw:style-name="gr2" draw:text-style-name="P2" draw:layer="layout" svg:width="3.25cm" svg:height="0.75cm" svg:x="3.65cm" svg:y="8.2cm">
          <draw:text-box>
            <text:p text:style-name="P2">Class.rootClasses</text:p>
          </draw:text-box>
        </draw:frame>
        <draw:connector draw:style-name="gr10" draw:text-style-name="P1" draw:layer="layout" draw:type="curve" svg:x1="6.8cm" svg:y1="9.25cm" svg:x2="12cm" svg:y2="5.25cm" draw:start-shape="id17" draw:start-glue-point="1" draw:end-shape="id18" draw:end-glue-point="2" svg:d="m6800 9250c3467 0 5200-1333 5200-4000">
          <text:p/>
        </draw:connector>
        <draw:connector draw:style-name="gr10" draw:text-style-name="P1" draw:layer="layout" draw:type="curve" svg:x1="6.8cm" svg:y1="9.75cm" svg:x2="32cm" svg:y2="5.25cm" draw:start-shape="id19" draw:start-glue-point="1" draw:end-shape="id20" draw:end-glue-point="2" svg:d="m6800 9750c16800 0 25200-1500 25200-4500">
          <text:p/>
        </draw:connector>
        <draw:connector draw:style-name="gr8" draw:text-style-name="P1" draw:layer="layout" draw:type="line" svg:x1="2.375cm" svg:y1="4.25cm" svg:x2="5.5cm" svg:y2="4.5cm" draw:start-shape="id21" draw:start-glue-point="2" draw:end-shape="id5" svg:d="m2375 4250 3125 250">
          <text:p/>
        </draw:connector>
        <draw:frame draw:style-name="gr2" draw:text-style-name="P2" draw:id="id22" draw:layer="layout" svg:width="3.75cm" svg:height="0.75cm" svg:x="0.75cm" svg:y="6.75cm">
          <draw:text-box>
            <text:p text:style-name="P2">Class.nonInitClasses</text:p>
          </draw:text-box>
        </draw:frame>
        <draw:connector draw:style-name="gr4" draw:text-style-name="P1" draw:layer="layout" draw:line-skew="7cm" svg:x1="4.5cm" svg:y1="7.125cm" svg:x2="20.5cm" svg:y2="4.5cm" draw:start-shape="id22" draw:start-glue-point="1" draw:end-shape="id23" draw:end-glue-point="3" svg:d="m4500 7125h15000v-2625h1000">
          <text:p/>
        </draw:connector>
        <draw:connector draw:style-name="gr4" draw:text-style-name="P1" draw:layer="layout" draw:line-skew="1.999cm" svg:x1="24.5cm" svg:y1="6.5cm" svg:x2="30.5cm" svg:y2="4.501cm" draw:start-shape="id24" draw:start-glue-point="2" svg:d="m24500 6500h5250v-1999h750">
          <text:p/>
        </draw:connector>
        <draw:line draw:style-name="gr5" draw:text-style-name="P1" draw:id="id24" draw:layer="layout" svg:x1="24.5cm" svg:y1="6.5cm" svg:x2="24.5cm" svg:y2="4.5cm">
          <text:p/>
        </draw:line>
        <draw:frame draw:style-name="gr2" draw:text-style-name="P2" draw:id="id25" draw:layer="layout" svg:width="3.25cm" svg:height="0.75cm" svg:x="21.25cm" svg:y="1.25cm">
          <draw:text-box>
            <text:p text:style-name="P2">Class.arrayClasses</text:p>
          </draw:text-box>
        </draw:frame>
        <draw:connector draw:style-name="gr8" draw:text-style-name="P1" draw:layer="layout" draw:type="line" svg:x1="22.875cm" svg:y1="2cm" svg:x2="25.5cm" svg:y2="4.5cm" draw:start-shape="id25" draw:start-glue-point="2" svg:d="m22875 2000 2625 2500">
          <text:p/>
        </draw:connector>
        <draw:custom-shape draw:style-name="gr1" draw:text-style-name="P1" draw:layer="layout" svg:width="3cm" svg:height="2.25cm" svg:x="5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0.5cm" svg:x="50.5cm" svg:y="3.35cm">
          <draw:text-box>
            <text:p text:style-name="P2">next</text:p>
          </draw:text-box>
        </draw:frame>
        <draw:frame draw:style-name="gr2" draw:text-style-name="P2" draw:layer="layout" svg:width="3cm" svg:height="0.5cm" svg:x="50.5cm" svg:y="3.75cm">
          <draw:text-box>
            <text:p text:style-name="P2">nextArray</text:p>
          </draw:text-box>
        </draw:frame>
        <draw:frame draw:style-name="gr3" draw:text-style-name="P3" draw:layer="layout" svg:width="3cm" svg:height="0.75cm" svg:x="50.5cm" svg:y="3cm">
          <draw:text-box>
            <text:p text:style-name="P1"><text:span text:style-name="T1">[I</text:span></text:p>
          </draw:text-box>
        </draw:frame>
        <draw:connector draw:style-name="gr4" draw:text-style-name="P1" draw:layer="layout" svg:x1="48.5cm" svg:y1="3.6cm" svg:x2="50.5cm" svg:y2="4cm" draw:start-shape="id26" draw:start-glue-point="1" svg:d="m48500 3600h1251v400h749">
          <text:p/>
        </draw:connector>
        <draw:connector draw:style-name="gr4" draw:text-style-name="P1" draw:layer="layout" draw:line-skew="-0.251cm" svg:x1="48.5cm" svg:y1="4cm" svg:x2="50.5cm" svg:y2="4.5cm" draw:start-shape="id27" draw:start-glue-point="1" svg:d="m48500 4000h1000v500h1000">
          <text:p/>
        </draw:connector>
        <draw:frame draw:style-name="gr2" draw:text-style-name="P2" draw:layer="layout" svg:width="3cm" svg:height="0.5cm" svg:x="50.5cm" svg:y="4.25cm">
          <draw:text-box>
            <text:p text:style-name="P2">nextHigherDim</text:p>
          </draw:text-box>
        </draw:frame>
        <draw:frame draw:style-name="gr2" draw:text-style-name="P2" draw:layer="layout" svg:width="3cm" svg:height="0.5cm" svg:x="50.5cm" svg:y="4.75cm">
          <draw:text-box>
            <text:p text:style-name="P2">nextLowerDim</text:p>
          </draw:text-box>
        </draw:frame>
        <draw:frame draw:style-name="gr2" draw:text-style-name="P2" draw:id="id26" draw:layer="layout" svg:width="3cm" svg:height="0.5cm" svg:x="45.5cm" svg:y="3.35cm">
          <draw:text-box>
            <text:p text:style-name="P2">next</text:p>
          </draw:text-box>
        </draw:frame>
        <draw:frame draw:style-name="gr2" draw:text-style-name="P2" draw:id="id27" draw:layer="layout" svg:width="3cm" svg:height="0.5cm" svg:x="45.5cm" svg:y="3.75cm">
          <draw:text-box>
            <text:p text:style-name="P2">nextArray</text:p>
          </draw:text-box>
        </draw:frame>
        <draw:frame draw:style-name="gr2" draw:text-style-name="P2" draw:layer="layout" svg:width="3cm" svg:height="0.5cm" svg:x="45.5cm" svg:y="4.25cm">
          <draw:text-box>
            <text:p text:style-name="P2">nextHigherDim</text:p>
          </draw:text-box>
        </draw:frame>
        <draw:frame draw:style-name="gr2" draw:text-style-name="P2" draw:id="id29" draw:layer="layout" svg:width="3cm" svg:height="0.5cm" svg:x="45.5cm" svg:y="4.75cm">
          <draw:text-box>
            <text:p text:style-name="P2">nextLowerDim</text:p>
          </draw:text-box>
        </draw:frame>
        <draw:frame draw:style-name="gr2" draw:text-style-name="P2" draw:id="id13" draw:layer="layout" svg:width="3cm" svg:height="0.5cm" svg:x="25.5cm" svg:y="3.35cm">
          <draw:text-box>
            <text:p text:style-name="P2">next</text:p>
          </draw:text-box>
        </draw:frame>
        <draw:frame draw:style-name="gr2" draw:text-style-name="P2" draw:layer="layout" svg:width="3cm" svg:height="0.5cm" svg:x="25.5cm" svg:y="3.75cm">
          <draw:text-box>
            <text:p text:style-name="P2">nextArray</text:p>
          </draw:text-box>
        </draw:frame>
        <draw:frame draw:style-name="gr2" draw:text-style-name="P2" draw:layer="layout" svg:width="3cm" svg:height="0.5cm" svg:x="25.5cm" svg:y="4.25cm">
          <draw:text-box>
            <text:p text:style-name="P2">nextHigherDim</text:p>
          </draw:text-box>
        </draw:frame>
        <draw:frame draw:style-name="gr2" draw:text-style-name="P2" draw:id="id31" draw:layer="layout" svg:width="3cm" svg:height="0.5cm" svg:x="25.5cm" svg:y="4.75cm">
          <draw:text-box>
            <text:p text:style-name="P2">nextLowerDim</text:p>
          </draw:text-box>
        </draw:frame>
        <draw:line draw:style-name="gr5" draw:text-style-name="P1" draw:layer="layout" svg:x1="28.5cm" svg:y1="5cm" svg:x2="29cm" svg:y2="5cm">
          <text:p/>
        </draw:line>
        <draw:line draw:style-name="gr5" draw:text-style-name="P1" draw:id="id28" draw:layer="layout" svg:x1="29cm" svg:y1="5cm" svg:x2="29cm" svg:y2="7.5cm">
          <text:p/>
        </draw:line>
        <draw:connector draw:style-name="gr4" draw:text-style-name="P1" draw:layer="layout" draw:line-skew="7.25cm" svg:x1="29cm" svg:y1="7.5cm" svg:x2="45.5cm" svg:y2="5cm" draw:start-shape="id28" draw:start-glue-point="2" draw:end-shape="id29" draw:end-glue-point="3" svg:d="m29000 7500h15500v-2500h1000">
          <text:p/>
        </draw:connector>
        <draw:line draw:style-name="gr5" draw:text-style-name="P1" draw:layer="layout" svg:x1="48.5cm" svg:y1="4.5cm" svg:x2="49cm" svg:y2="4.5cm">
          <text:p/>
        </draw:line>
        <draw:line draw:style-name="gr5" draw:text-style-name="P1" draw:id="id30" draw:layer="layout" svg:x1="49cm" svg:y1="4.5cm" svg:x2="49cm" svg:y2="8.5cm">
          <text:p/>
        </draw:line>
        <draw:connector draw:style-name="gr4" draw:text-style-name="P1" draw:layer="layout" draw:line-skew="-0.249cm" svg:x1="49cm" svg:y1="8.5cm" svg:x2="25.5cm" svg:y2="5cm" draw:start-shape="id30" draw:start-glue-point="2" draw:end-shape="id31" draw:end-glue-point="3" svg:d="m49000 8500h-24250v-3500h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gradient-name="Gradient_20_7" draw:fill-hatch-name="Hatching_20_46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Züger</meta:initial-creator>
    <meta:creation-date>2011-11-23T15:21:45.41</meta:creation-date>
    <dc:date>2013-02-09T13:55:11.83</dc:date>
    <dc:creator>Urs Graf</dc:creator>
    <meta:editing-duration>PT175H09M43S</meta:editing-duration>
    <meta:editing-cycles>8</meta:editing-cycles>
    <meta:generator>OpenOffice.org/3.2$Win32 OpenOffice.org_project/320m12$Build-9483</meta:generator>
    <meta:document-statistic meta:object-count="86"/>
  </office:meta>
</office:document-meta>
</file>